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  <style:style style:name="P2" style:family="paragraph" style:parent-style-name="Heading_20_2">
      <style:paragraph-properties fo:margin-left="0in" fo:margin-right="0in" fo:text-indent="0in" style:auto-text-indent="false">
        <style:tab-stops>
          <style:tab-stop style:position="0.75in"/>
        </style:tab-stops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is prosjekt</text:p>
      <text:p text:style-name="P1">Herfra er det mulig å gå rett over i redigeringsvinduet – gitt at du har tilstrekkelige rettighe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min-label-width="0.25in"/>
      </text:list-level-style-number>
      <text:list-level-style-number text:level="2" text:style-name="WW8Num1z1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start-value="3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igurd Nes</meta:initial-creator>
    <meta:creation-date>2007-03-29T13:50:12</meta:creation-date>
    <dc:creator>Sigurd Nes</dc:creator>
    <dc:date>2007-04-04T09:26:53</dc:date>
    <dc:language>en-US</dc:language>
    <meta:editing-cycles>3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18" meta:character-count="111"/>
  </office:meta>
</office:document-meta>
</file>